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e7a9" officeooo:paragraph-rsid="0013e7a9"/>
    </style:style>
    <style:style style:name="P2" style:family="paragraph" style:parent-style-name="Standard">
      <style:paragraph-properties fo:text-align="center" style:justify-single-word="false"/>
      <style:text-properties officeooo:rsid="0013e7a9" officeooo:paragraph-rsid="0013e7a9"/>
    </style:style>
    <style:style style:name="P3" style:family="paragraph" style:parent-style-name="Standard">
      <style:text-properties officeooo:rsid="00158583" officeooo:paragraph-rsid="00158583"/>
    </style:style>
    <style:style style:name="P4" style:family="paragraph" style:parent-style-name="Standard">
      <style:text-properties officeooo:rsid="00158583" officeooo:paragraph-rsid="0016bc74"/>
    </style:style>
    <style:style style:name="P5" style:family="paragraph" style:parent-style-name="Standard">
      <style:text-properties officeooo:rsid="00158583" officeooo:paragraph-rsid="001a16f6"/>
    </style:style>
    <style:style style:name="P6" style:family="paragraph" style:parent-style-name="Standard">
      <style:text-properties officeooo:rsid="00158583" officeooo:paragraph-rsid="001be52a"/>
    </style:style>
    <style:style style:name="P7" style:family="paragraph" style:parent-style-name="Standard">
      <style:text-properties officeooo:rsid="001a16f6" officeooo:paragraph-rsid="001a16f6"/>
    </style:style>
    <style:style style:name="P8" style:family="paragraph" style:parent-style-name="Standard">
      <style:text-properties officeooo:rsid="001be52a" officeooo:paragraph-rsid="001be52a"/>
    </style:style>
    <style:style style:name="P9" style:family="paragraph" style:parent-style-name="Standard">
      <style:text-properties officeooo:rsid="001d8cb6" officeooo:paragraph-rsid="001d8cb6"/>
    </style:style>
    <style:style style:name="P10" style:family="paragraph" style:parent-style-name="Standard">
      <style:text-properties officeooo:rsid="001ee384" officeooo:paragraph-rsid="001ee384"/>
    </style:style>
    <style:style style:name="P11" style:family="paragraph" style:parent-style-name="Standard">
      <style:text-properties officeooo:rsid="001ee384" officeooo:paragraph-rsid="001d8cb6"/>
    </style:style>
    <style:style style:name="P12" style:family="paragraph" style:parent-style-name="Standard">
      <style:text-properties officeooo:rsid="00208284" officeooo:paragraph-rsid="00208284"/>
    </style:style>
    <style:style style:name="P13" style:family="paragraph" style:parent-style-name="Standard">
      <style:paragraph-properties fo:break-before="page"/>
      <style:text-properties officeooo:rsid="001a16f6" officeooo:paragraph-rsid="001a16f6"/>
    </style:style>
    <style:style style:name="P14" style:family="paragraph" style:parent-style-name="Standard">
      <style:text-properties fo:font-style="italic" officeooo:rsid="001a16f6" officeooo:paragraph-rsid="0013e7a9" style:font-style-asian="italic" style:font-style-complex="italic"/>
    </style:style>
    <style:style style:name="P15" style:family="paragraph" style:parent-style-name="Standard">
      <style:text-properties officeooo:rsid="00208284" officeooo:paragraph-rsid="001ee384"/>
    </style:style>
    <style:style style:name="P16" style:family="paragraph" style:parent-style-name="Standard">
      <style:text-properties officeooo:rsid="002c9d23" officeooo:paragraph-rsid="002c9d23"/>
    </style:style>
    <style:style style:name="P17" style:family="paragraph" style:parent-style-name="Title">
      <style:text-properties officeooo:paragraph-rsid="002cc608"/>
    </style:style>
    <style:style style:name="P18" style:family="paragraph">
      <loext:graphic-properties draw:fill="none" draw:fill-color="#ffffff"/>
    </style:style>
    <style:style style:name="P19" style:family="paragraph">
      <style:paragraph-properties fo:text-align="center"/>
    </style:style>
    <style:style style:name="T1" style:family="text">
      <style:text-properties officeooo:rsid="00158583"/>
    </style:style>
    <style:style style:name="T2" style:family="text">
      <style:text-properties officeooo:rsid="0015a8ea"/>
    </style:style>
    <style:style style:name="T3" style:family="text">
      <style:text-properties officeooo:rsid="00199b9e"/>
    </style:style>
    <style:style style:name="T4" style:family="text">
      <style:text-properties officeooo:rsid="001be52a"/>
    </style:style>
    <style:style style:name="T5" style:family="text">
      <style:text-properties officeooo:rsid="001d8cb6"/>
    </style:style>
    <style:style style:name="T6" style:family="text">
      <style:text-properties style:text-position="sub 58%" fo:font-size="14pt" officeooo:rsid="00208284"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208284" style:font-size-asian="14pt" style:font-size-complex="14pt"/>
    </style:style>
    <style:style style:name="T9" style:family="text">
      <style:text-properties officeooo:rsid="00259ac9"/>
    </style:style>
    <style:style style:name="T10" style:family="text">
      <style:text-properties officeooo:rsid="0026f34f"/>
    </style:style>
    <style:style style:name="T11" style:family="text">
      <style:text-properties officeooo:rsid="0028f44a"/>
    </style:style>
    <style:style style:name="T12" style:family="text">
      <style:text-properties officeooo:rsid="0029541d"/>
    </style:style>
    <style:style style:name="T13" style:family="text">
      <style:text-properties officeooo:rsid="002afdda"/>
    </style:style>
    <style:style style:name="T14" style:family="text">
      <style:text-properties officeooo:rsid="002b80a9"/>
    </style:style>
    <style:style style:name="T15" style:family="text">
      <style:text-properties officeooo:rsid="002c9d23"/>
    </style: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ving non-existence of<text:line-break/><text:span text:style-name="T15">monoid </text:span>symmetric paths</text:p>
      <text:p text:style-name="P2">by Sven Nilsen, 2017</text:p>
      <text:p text:style-name="P1"/>
      <text:p text:style-name="P1">If you have a function `f` and some input `x`, you can construct a pair `(x, f(x))`. Assume you calculate the pair, e.g. `(1, 2)` and forget the original function `f`. Somebody asks you to calculate `f(1)`, and you go looking for `f`, only to find the pair `(1, 2)`. Luckily, this pair works as a partial function, because you know the input is stored in the first slot and the output in the second slot.</text:p>
      <text:p text:style-name="P1"/>
      <text:p text:style-name="P1">A symmetric path <text:span text:style-name="T9">has an</text:span> axiom of path semantics, that there sometimes exists <text:span text:style-name="T3">(expressed using the operator “?=”)</text:span> <text:span text:style-name="T1">a function “out there”, called `f[g]` that can predict some property defined by a function `g`, of another function `f`:</text:span></text:p>
      <text:p text:style-name="P1"/>
      <text:p text:style-name="P1"><text:tab/><text:span text:style-name="T1">f[g](g(x)) ?= g(f(x))</text:span></text:p>
      <text:p text:style-name="P14"/>
      <text:p text:style-name="P4">Many fields in mathematics has a symmetric path at its core, e.g. Boolean algebra with DeMorgan’s laws. What makes path semantics special is that we can talk about the existence of such functions without knowing what it is, or we can talk about “black boxes” that has properties of known functions. <text:span text:style-name="T2">This forms a naturally occurring abstract space, called “path semantical space”. The word “path” is used to describe how two functions are connected though other functions like a bridge. </text:span></text:p>
      <text:p text:style-name="P4"/>
      <text:p text:style-name="P3">Draw<text:span text:style-name="T2">ing</text:span> the axiom of symmetric paths as partial function pairs using double-arrows as equivalences:</text:p>
      <text:p text:style-name="P3"/>
      <text:p text:style-name="P3"><draw:frame text:anchor-type="paragraph" draw:z-index="0" draw:name="Shape1" draw:style-name="gr1" draw:text-style-name="P18" svg:width="0.5906in" svg:height="0.2559in" svg:x="1.2307in" svg:y="0.0425in"><draw:text-box><text:p>(x, f(x))</text:p></draw:text-box></draw:frame></text:p>
      <text:p text:style-name="P3"><draw:line text:anchor-type="paragraph" draw:z-index="4" draw:name="Shape4" draw:style-name="gr5" draw:text-style-name="P19" svg:x1="1.3154in" svg:y1="0.0516in" svg:x2="0.3772in" svg:y2="0.6705in"><text:p/></draw:line><draw:line text:anchor-type="paragraph" draw:z-index="7" draw:name="Shape7" draw:style-name="gr5" draw:text-style-name="P19" svg:x1="1.6638in" svg:y1="0.0661in" svg:x2="2.0504in" svg:y2="0.6634in"><text:p/></draw:line></text:p>
      <text:p text:style-name="P3"><draw:frame text:anchor-type="paragraph" draw:z-index="1" draw:name="Shape2" draw:style-name="gr2" draw:text-style-name="P18" svg:width="0.6303in" svg:height="0.2689in" svg:x="0.2598in" svg:y="0.4783in"><draw:text-box><text:p>(x, g(x))</text:p></draw:text-box></draw:frame><draw:frame text:anchor-type="paragraph" draw:z-index="2" draw:name="Shape3" draw:style-name="gr3" draw:text-style-name="P18" svg:width="1.1024in" svg:height="0.3843in" svg:x="1.9165in" svg:y="0.4717in"><draw:text-box><text:p>(f(x), g(f(x)))</text:p></draw:text-box></draw:frame><draw:frame text:anchor-type="paragraph" draw:z-index="3" draw:name="Shape3" draw:style-name="gr4" draw:text-style-name="P18" svg:width="1.4898in" svg:height="0.3031in" svg:x="0.9075in" svg:y="1.2709in"><draw:text-box><text:p>(g(x), f[g](g(x)))</text:p></draw:text-box></draw:frame><draw:line text:anchor-type="paragraph" draw:z-index="6" draw:name="Shape7" draw:style-name="gr5" draw:text-style-name="P19" svg:x1="0.6791in" svg:y1="0.7193in" svg:x2="1.0657in" svg:y2="1.3165in"><text:p/></draw:line></text:p>
      <text:p text:style-name="P3"/>
      <text:p text:style-name="P3"/>
      <text:p text:style-name="P3"><draw:line text:anchor-type="paragraph" draw:z-index="5" draw:name="Shape6" draw:style-name="gr5" draw:text-style-name="P19" svg:x1="2.3299in" svg:y1="0.1118in" svg:x2="1.4835in" svg:y2="0.7272in"><text:p/></draw:line></text:p>
      <text:p text:style-name="P3"/>
      <text:p text:style-name="P3"/>
      <text:p text:style-name="P3"/>
      <text:p text:style-name="P3"/>
      <text:p text:style-name="P3"/>
      <text:p text:style-name="P7"><text:span text:style-name="T11">T</text:span>he diagram shows there are no input<text:span text:style-name="T11">s</text:span> or output<text:span text:style-name="T11">s</text:span> that <text:span text:style-name="T12">are</text:span> not connected by some equation to another pair.</text:p>
      <text:p text:style-name="P7"/>
      <text:p text:style-name="P7"/>
      <text:p text:style-name="P13"><text:span text:style-name="T9">T</text:span>he insight that led to the new proof technique <text:span text:style-name="T13">is this</text:span>: If you are lazy <text:span text:style-name="T4">and do not want to go looking for functions all the time</text:span>, why not just <text:span text:style-name="T4">create a partial function for every input value and define `f[g]` in terms of these partial functions? Drawing a new diagram:</text:span></text:p>
      <text:p text:style-name="P5"/>
      <text:p text:style-name="P6"><draw:frame text:anchor-type="paragraph" draw:z-index="8" draw:name="Shape1" draw:style-name="gr1" draw:text-style-name="P18" svg:width="0.5906in" svg:height="0.2559in" svg:x="1.2307in" svg:y="0.0425in"><draw:text-box><text:p>(x, f(x))</text:p></draw:text-box></draw:frame></text:p>
      <text:p text:style-name="P6"><draw:line text:anchor-type="paragraph" draw:z-index="12" draw:name="Shape4" draw:style-name="gr5" draw:text-style-name="P19" svg:x1="1.3154in" svg:y1="0.0516in" svg:x2="0.3772in" svg:y2="0.6705in"><text:p/></draw:line><draw:line text:anchor-type="paragraph" draw:z-index="15" draw:name="Shape7" draw:style-name="gr5" draw:text-style-name="P19" svg:x1="1.6638in" svg:y1="0.0661in" svg:x2="2.0504in" svg:y2="0.6634in"><text:p/></draw:line></text:p>
      <text:p text:style-name="P6"><draw:frame text:anchor-type="paragraph" draw:z-index="9" draw:name="Shape2" draw:style-name="gr2" draw:text-style-name="P18" svg:width="0.6303in" svg:height="0.2689in" svg:x="0.2598in" svg:y="0.4783in"><draw:text-box><text:p>(x, g(x))</text:p></draw:text-box></draw:frame><draw:frame text:anchor-type="paragraph" draw:z-index="10" draw:name="Shape3" draw:style-name="gr3" draw:text-style-name="P18" svg:width="1.1024in" svg:height="0.3843in" svg:x="1.9165in" svg:y="0.4717in"><draw:text-box><text:p>(f(x), g(f(x)))</text:p></draw:text-box></draw:frame><draw:frame text:anchor-type="paragraph" draw:z-index="11" draw:name="Shape3" draw:style-name="gr4" draw:text-style-name="P18" svg:width="1.4898in" svg:height="0.3031in" svg:x="0.9075in" svg:y="1.2709in"><draw:text-box><text:p>(g(x), g(f(x)))</text:p></draw:text-box></draw:frame><draw:line text:anchor-type="paragraph" draw:z-index="14" draw:name="Shape7" draw:style-name="gr5" draw:text-style-name="P19" svg:x1="0.6791in" svg:y1="0.7193in" svg:x2="1.0657in" svg:y2="1.3165in"><text:p/></draw:line></text:p>
      <text:p text:style-name="P6"/>
      <text:p text:style-name="P6"/>
      <text:p text:style-name="P6"><draw:line text:anchor-type="paragraph" draw:z-index="13" draw:name="Shape6" draw:style-name="gr5" draw:text-style-name="P19" svg:x1="2.3299in" svg:y1="0.1118in" svg:x2="1.4835in" svg:y2="0.7272in"><text:p/></draw:line></text:p>
      <text:p text:style-name="P6"/>
      <text:p text:style-name="P6"/>
      <text:p text:style-name="P6"/>
      <text:p text:style-name="P6"/>
      <text:p text:style-name="P8"/>
      <text:p text:style-name="P8"><text:span text:style-name="T14">A</text:span> closer look at this pair:</text:p>
      <text:p text:style-name="P8"/>
      <text:p text:style-name="P8"><text:tab/>(g(x), g(f(x)))</text:p>
      <text:p text:style-name="P8"/>
      <text:p text:style-name="P8"><text:span text:style-name="T9">E</text:span>very function must compute the same output for the same input, <text:span text:style-name="T10">but</text:span> `g` might be a function that computes the same output for different values of `x`. <text:span text:style-name="T5">For example:</text:span></text:p>
      <text:p text:style-name="P8"/>
      <text:p text:style-name="P8"><text:tab/><text:span text:style-name="T5">g(1) = 2</text:span></text:p>
      <text:p text:style-name="P8"><text:tab/><text:span text:style-name="T5">g(3) = 2</text:span></text:p>
      <text:p text:style-name="P8"/>
      <text:p text:style-name="P9"><text:span text:style-name="T10">C</text:span>onstruct<text:span text:style-name="T10">ing</text:span> these pairs:</text:p>
      <text:p text:style-name="P9"/>
      <text:p text:style-name="P9"><text:tab/>(2, g(f(1)))</text:p>
      <text:p text:style-name="P9"><text:tab/>(2, g(f(3)))</text:p>
      <text:p text:style-name="P9"/>
      <text:p text:style-name="P9"><text:span text:style-name="T10">S</text:span>et up this equation:</text:p>
      <text:p text:style-name="P9"/>
      <text:p text:style-name="P9"><text:tab/>g(f(1)) = g(f(3))</text:p>
      <text:p text:style-name="P9"/>
      <text:p text:style-name="P9">If this is true, then it is just fine. If it is false, <text:span text:style-name="T10">the partial functions can not belong to the same function. Since there can not be more than one function, but either zero or one, it means if any two objects fail to satisfy the equation, the function `f[g]` does not exist.</text:span></text:p>
      <text:p text:style-name="P11"/>
      <text:p text:style-name="P12">Formally:</text:p>
      <text:p text:style-name="P10"/>
      <text:p text:style-name="P10"><text:s/><text:tab/><text:span text:style-name="T7">∃ </text:span><text:span text:style-name="T8">i, j { ( g(x</text:span><text:span text:style-name="T6">i</text:span><text:span text:style-name="T8">) = g(x</text:span><text:span text:style-name="T6">j</text:span><text:span text:style-name="T8">) ) ∧ ( g(f(x</text:span><text:span text:style-name="T6">i</text:span><text:span text:style-name="T8">)) ¬= g(f(x</text:span><text:span text:style-name="T6">j</text:span><text:span text:style-name="T8">)) ) } =&gt; ¬∃ f[g]</text:span></text:p>
      <text:p text:style-name="P15"/>
      <text:p text:style-name="P16">This proof is only valid for functions that take a single argument, not symmetric path that applies `g` to more than one argument. Therefore, the function `f` is in the monoid categ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7:17:07.988246000</meta:creation-date>
    <dc:date>2017-03-25T10:36:31.926357000</dc:date>
    <meta:editing-duration>PT51M47S</meta:editing-duration>
    <meta:editing-cycles>11</meta:editing-cycles>
    <meta:generator>LibreOffice/5.1.2.2$MacOSX_X86_64 LibreOffice_project/d3bf12ecb743fc0d20e0be0c58ca359301eb705f</meta:generator>
    <meta:document-statistic meta:table-count="0" meta:image-count="0" meta:object-count="0" meta:page-count="2" meta:paragraph-count="23" meta:word-count="454" meta:character-count="2539" meta:non-whitespace-character-count="2098"/>
  </office:meta>
</office:document-meta>
</file>